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2.217cm"/>
    </style:style>
    <style:style style:name="co7" style:family="table-column">
      <style:table-column-properties fo:break-before="auto" style:column-width="2.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séphine</text:p>
          </table:table-cell>
          <table:table-cell table:style-name="ce6" office:value-type="string" calcext:value-type="string">
            <text:p>Albertine</text:p>
          </table:table-cell>
          <table:table-cell office:value-type="string" calcext:value-type="string">
            <text:p>Cunégonde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ioupioute</text:p>
          </table:table-cell>
          <table:table-cell office:value-type="string" calcext:value-type="string">
            <text:p>Rémiel</text:p>
          </table:table-cell>
          <table:table-cell table:style-name="ce6" office:value-type="string" calcext:value-type="string">
            <text:p>Nina et Tina</text:p>
          </table:table-cell>
          <table:table-cell office:value-type="string" calcext:value-type="string">
            <text:p>Marans</text:p>
          </table:table-cell>
          <table:table-cell table:style-name="ce6" office:value-type="string" calcext:value-type="string">
            <text:p>Tina</text:p>
          </table:table-cell>
          <table:table-cell office:value-type="string" calcext:value-type="string">
            <text:p>T°C (12h-14h)</text:p>
          </table:table-cell>
          <table:table-cell office:value-type="string" calcext:value-type="string">
            <text:p>T°C nuit</text:p>
          </table:table-cell>
          <table:table-cell office:value-type="string" calcext:value-type="string">
            <text:p>H %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Pluie(mm)</text:p>
          </table:table-cell>
          <table:table-cell office:value-type="string" calcext:value-type="string">
            <text:p>Météo</text:p>
          </table:table-cell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office:value-type="string" calcext:value-type="string">
            <text:p>1-Jan.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38" calcext:value-type="percentage">
            <text:p>38,00 %</text:p>
          </table:table-cell>
          <table:table-cell table:style-name="ce4"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pas se fier aux<text:span text:style-name="T1"> noms des marans</text:span> mais juste à la colonne marans</text:p>
          </table:table-cell>
          <table:table-cell/>
        </table:table-row>
        <table:table-row table:style-name="ro1">
          <table:table-cell office:value-type="string" calcext:value-type="string">
            <text:p>2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44" calcext:value-type="percentage">
            <text:p>44,00 %</text:p>
          </table:table-cell>
          <table:table-cell table:style-name="ce4" table:number-columns-repeated="2"/>
          <table:table-cell office:value-type="string" calcext:value-type="string">
            <text:p>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Jan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1" calcext:value-type="percentage">
            <text:p>61,00 %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gris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42" calcext:value-type="percentage">
            <text:p>42,00 %</text:p>
          </table:table-cell>
          <table:table-cell table:style-name="ce4"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Jan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 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4" office:value-type="percentage" office:value="0.78" calcext:value-type="percentage">
            <text:p>78,00 %</text:p>
          </table:table-cell>
          <table:table-cell table:style-name="ce4"/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Jan.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office:value-type="percentage" office:value="0.82" calcext:value-type="percentage">
            <text:p>82,00 %</text:p>
          </table:table-cell>
          <table:table-cell table:style-name="ce4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Jan.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percentage" office:value="0.6" calcext:value-type="percentage">
            <text:p>60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Jan.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percentage" office:value="0.59" calcext:value-type="percentage">
            <text:p>59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4" office:value-type="percentage" office:value="0.58" calcext:value-type="percentage">
            <text:p>58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an.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percentage" office:value="0.71" calcext:value-type="percentage">
            <text:p>71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office:value-type="string" calcext:value-type="string">
            <text:p>-4°c ce matin</text:p>
          </table:table-cell>
          <table:table-cell/>
        </table:table-row>
        <table:table-row table:style-name="ro1">
          <table:table-cell office:value-type="string" calcext:value-type="string">
            <text:p>11-Jan.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percentage" office:value="0.7" calcext:value-type="percentage">
            <text:p>70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uie/neig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13-Jan.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47" calcext:value-type="percentage">
            <text:p>4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14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45" calcext:value-type="percentage">
            <text:p>45,00 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ilé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an.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85" calcext:value-type="percentage">
            <text:p>85,00 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voil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an.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76" calcext:value-type="percentage">
            <text:p>76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4" calcext:value-type="percentage">
            <text:p>34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au/couvert/pluie</text:p>
          </table:table-cell>
          <table:table-cell office:value-type="string" calcext:value-type="string">
            <text:p>tempête à 18h30</text:p>
          </table:table-cell>
          <table:table-cell/>
        </table:table-row>
        <table:table-row table:style-name="ro1">
          <table:table-cell office:value-type="string" calcext:value-type="string">
            <text:p>19-Jan.</text:p>
          </table:table-cell>
          <table:table-cell table:number-columns-repeated="3"/>
          <table:table-cell office:value-type="string" calcext:value-type="string">
            <text:p>x ?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percentage" office:value="0.64" calcext:value-type="percentage">
            <text:p>64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Jan.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-4°C ce matin à 6h</text:p>
          </table:table-cell>
          <table:table-cell/>
        </table:table-row>
        <table:table-row table:style-name="ro1">
          <table:table-cell office:value-type="string" calcext:value-type="string">
            <text:p>21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31" calcext:value-type="percentage">
            <text:p>31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-4°C ce matin 6h</text:p>
          </table:table-cell>
          <table:table-cell/>
        </table:table-row>
        <table:table-row table:style-name="ro1">
          <table:table-cell office:value-type="string" calcext:value-type="string">
            <text:p>22-Jan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41" calcext:value-type="percentage">
            <text:p>41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lé/pluie</text:p>
          </table:table-cell>
          <table:table-cell office:value-type="string" calcext:value-type="string">
            <text:p>petite gelée matinale/pluie la nuit</text:p>
          </table:table-cell>
          <table:table-cell/>
        </table:table-row>
        <table:table-row table:style-name="ro1">
          <table:table-cell office:value-type="string" calcext:value-type="string">
            <text:p>23-Jan.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51" calcext:value-type="percentage">
            <text:p>51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.</text:p>
          </table:table-cell>
          <table:table-cell office:value-type="string" calcext:value-type="string">
            <text:p>x(mou)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Jan.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47" calcext:value-type="percentage">
            <text:p>4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petite gelée matinale</text:p>
          </table:table-cell>
          <table:table-cell/>
        </table:table-row>
        <table:table-row table:style-name="ro1">
          <table:table-cell office:value-type="string" calcext:value-type="string">
            <text:p>28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44" calcext:value-type="percentage">
            <text:p>44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Jan.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J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 ?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office:value-type="string" calcext:value-type="string">
            <text:p>petite gelée matinale</text:p>
          </table:table-cell>
          <table:table-cell/>
        </table:table-row>
        <table:table-row table:style-name="ro1">
          <table:table-cell office:value-type="string" calcext:value-type="string">
            <text:p>1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très 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Fev.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éclaircies/gris</text:p>
          </table:table-cell>
          <table:table-cell office:value-type="string" calcext:value-type="string">
            <text:p>très humide ce matin/sol mouillé</text:p>
          </table:table-cell>
          <table:table-cell/>
        </table:table-row>
        <table:table-row table:style-name="ro1">
          <table:table-cell office:value-type="string" calcext:value-type="string">
            <text:p>3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49" calcext:value-type="percentage">
            <text:p>49,00 %</text:p>
          </table:table-cell>
          <table:table-cell table:number-columns-repeated="2"/>
          <table:table-cell office:value-type="string" calcext:value-type="string">
            <text:p>brouillard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Fev.</text:p>
          </table:table-cell>
          <table:table-cell office:value-type="string" calcext:value-type="string">
            <text:p>x(mou)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54" calcext:value-type="percentage">
            <text:p>54,00 %</text:p>
          </table:table-cell>
          <table:table-cell table:number-columns-repeated="2"/>
          <table:table-cell office:value-type="string" calcext:value-type="string">
            <text:p>brouillard/beau</text:p>
          </table:table-cell>
          <table:table-cell office:value-type="string" calcext:value-type="string">
            <text:p>petite gelée matinale</text:p>
          </table:table-cell>
          <table:table-cell/>
        </table:table-row>
        <table:table-row table:style-name="ro1">
          <table:table-cell office:value-type="string" calcext:value-type="string">
            <text:p>5-Fev.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47" calcext:value-type="percentage">
            <text:p>47,00 %</text:p>
          </table:table-cell>
          <table:table-cell table:number-columns-repeated="2"/>
          <table:table-cell office:value-type="string" calcext:value-type="string">
            <text:p>brouillard/beau/voilé</text:p>
          </table:table-cell>
          <table:table-cell office:value-type="string" calcext:value-type="string">
            <text:p>petite gelée matinale</text:p>
          </table:table-cell>
          <table:table-cell/>
        </table:table-row>
        <table:table-row table:style-name="ro1">
          <table:table-cell office:value-type="string" calcext:value-type="string">
            <text:p>6-Fev.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58" calcext:value-type="percentage">
            <text:p>58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uine/gris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Fev.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?(mou)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32" calcext:value-type="percentage">
            <text:p>32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u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Fev.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33" calcext:value-type="percentage">
            <text:p>33,00 %</text:p>
          </table:table-cell>
          <table:table-cell table:number-columns-repeated="2"/>
          <table:table-cell office:value-type="string" calcext:value-type="string">
            <text:p>beau/vent ch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Fev.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1" calcext:value-type="percentage">
            <text:p>61,00 %</text:p>
          </table:table-cell>
          <table:table-cell table:number-columns-repeated="2"/>
          <table:table-cell office:value-type="string" calcext:value-type="string">
            <text:p>gris/éclaircies</text:p>
          </table:table-cell>
          <table:table-cell office:value-type="string" calcext:value-type="string">
            <text:p>14°C vers 8h du mat, 19°C à 15h30</text:p>
          </table:table-cell>
          <table:table-cell/>
        </table:table-row>
        <table:table-row table:style-name="ro1">
          <table:table-cell office:value-type="string" calcext:value-type="string">
            <text:p>10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79" calcext:value-type="percentage">
            <text:p>79,00 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luie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Fev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éclaircies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Fev.</text:p>
          </table:table-cell>
          <table:table-cell/>
          <table:table-cell office:value-type="string" calcext:value-type="string">
            <text:p>x ?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7" calcext:value-type="percentage">
            <text:p>70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éclaircies/tempête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v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33" calcext:value-type="percentage">
            <text:p>3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58" calcext:value-type="percentage">
            <text:p>58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office:value-type="string" calcext:value-type="string">
            <text:p>T°C relevée à 11h du mat</text:p>
          </table:table-cell>
          <table:table-cell/>
        </table:table-row>
        <table:table-row table:style-name="ro1">
          <table:table-cell office:value-type="string" calcext:value-type="string">
            <text:p>16-Fev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8" calcext:value-type="percentage">
            <text:p>80,00 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 ?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Fev.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69" calcext:value-type="percentage">
            <text:p>69,00 %</text:p>
          </table:table-cell>
          <table:table-cell table:number-columns-repeated="2"/>
          <table:table-cell office:value-type="string" calcext:value-type="string">
            <text:p>bruin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office:value-type="string" calcext:value-type="string">
            <text:p>T°C relevée à 11h du mat</text:p>
          </table:table-cell>
          <table:table-cell/>
        </table:table-row>
        <table:table-row table:style-name="ro1">
          <table:table-cell office:value-type="string" calcext:value-type="string">
            <text:p>21-Fev.</text:p>
          </table:table-cell>
          <table:table-cell/>
          <table:table-cell office:value-type="string" calcext:value-type="string">
            <text:p>x(cassé)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 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55" calcext:value-type="percentage">
            <text:p>55,00 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ilé/couvert/tempê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Fev.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 ?(cassé)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46" calcext:value-type="percentage">
            <text:p>46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lé/ven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3" calcext:value-type="percentage">
            <text:p>30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/éclaircies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Fev.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 ?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83" calcext:value-type="percentage">
            <text:p>83,00 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Fev.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4" calcext:value-type="percentage">
            <text:p>40,00 %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éclaircies/pluie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81" calcext:value-type="percentage">
            <text:p>81,00 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luie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Fev.</text:p>
          </table:table-cell>
          <table:table-cell table:number-columns-repeated="3"/>
          <table:table-cell office:value-type="string" calcext:value-type="string">
            <text:p>x (malade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42" calcext:value-type="percentage">
            <text:p>42,00 %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éclaircies/vent</text:p>
          </table:table-cell>
          <table:table-cell office:value-type="string" calcext:value-type="string">
            <text:p>début traitement Valérie</text:p>
          </table:table-cell>
          <table:table-cell/>
        </table:table-row>
        <table:table-row table:style-name="ro1">
          <table:table-cell office:value-type="string" calcext:value-type="string">
            <text:p>29-Fev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/Pluie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Mar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54" calcext:value-type="percentage">
            <text:p>54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Ma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48" calcext:value-type="percentage">
            <text:p>48,00 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luie/éclaircies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2" calcext:value-type="percentage">
            <text:p>32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au/voilé/pluie</text:p>
          </table:table-cell>
          <table:table-cell office:value-type="string" calcext:value-type="string">
            <text:p>dernier jour de traitement Valérie</text:p>
          </table:table-cell>
          <table:table-cell/>
        </table:table-row>
        <table:table-row table:style-name="ro1">
          <table:table-cell office:value-type="string" calcext:value-type="string">
            <text:p>5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8" calcext:value-type="percentage">
            <text:p>38,00 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boulé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Mar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3" calcext:value-type="percentage">
            <text:p>3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Ma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voilé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41" calcext:value-type="percentage">
            <text:p>41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Mar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office:value-type="string" calcext:value-type="string">
            <text:p>orage sec dans la nuit</text:p>
          </table:table-cell>
          <table:table-cell/>
        </table:table-row>
        <table:table-row table:style-name="ro1">
          <table:table-cell office:value-type="string" calcext:value-type="string">
            <text:p>10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25" calcext:value-type="percentage">
            <text:p>25,00 %</text:p>
          </table:table-cell>
          <table:table-cell table:number-columns-repeated="2"/>
          <table:table-cell office:value-type="string" calcext:value-type="string">
            <text:p>dégag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4" office:value-type="percentage" office:value="0.78" calcext:value-type="percentage">
            <text:p>78,00 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luie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Mars</text:p>
          </table:table-cell>
          <table:table-cell/>
          <table:table-cell office:value-type="string" calcext:value-type="string">
            <text:p>x ?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33" calcext:value-type="percentage">
            <text:p>3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Mar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33" calcext:value-type="percentage">
            <text:p>3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41" calcext:value-type="percentage">
            <text:p>41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voilé/beau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Mars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39" calcext:value-type="percentage">
            <text:p>39,00 %</text:p>
          </table:table-cell>
          <table:table-cell table:number-columns-repeated="2"/>
          <table:table-cell office:value-type="string" calcext:value-type="string">
            <text:p>beau/voil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Mar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Ma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46" calcext:value-type="percentage">
            <text:p>46,00 %</text:p>
          </table:table-cell>
          <table:table-cell table:number-columns-repeated="2"/>
          <table:table-cell office:value-type="string" calcext:value-type="string">
            <text:p>couvert/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41" calcext:value-type="percentage">
            <text:p>41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24°C vers 16h</text:p>
          </table:table-cell>
          <table:table-cell/>
        </table:table-row>
        <table:table-row table:style-name="ro1">
          <table:table-cell office:value-type="string" calcext:value-type="string">
            <text:p>20-Mar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58" calcext:value-type="percentage">
            <text:p>58,00 %</text:p>
          </table:table-cell>
          <table:table-cell table:number-columns-repeated="2"/>
          <table:table-cell office:value-type="string" calcext:value-type="string">
            <text:p>voilé/couvert</text:p>
          </table:table-cell>
          <table:table-cell office:value-type="string" calcext:value-type="string">
            <text:p>vent toute la journée</text:p>
          </table:table-cell>
          <table:table-cell/>
        </table:table-row>
        <table:table-row table:style-name="ro1">
          <table:table-cell office:value-type="string" calcext:value-type="string">
            <text:p>21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43" calcext:value-type="percentage">
            <text:p>43,00 %</text:p>
          </table:table-cell>
          <table:table-cell table:number-columns-repeated="2"/>
          <table:table-cell office:value-type="string" calcext:value-type="string">
            <text:p>couvert/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" office:value-type="percentage" office:value="0.77" calcext:value-type="percentage">
            <text:p>77,00 %</text:p>
          </table:table-cell>
          <table:table-cell table:number-columns-repeated="2"/>
          <table:table-cell office:value-type="string" calcext:value-type="string">
            <text:p>bruine/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Mars</text:p>
          </table:table-cell>
          <table:table-cell office:value-type="string" calcext:value-type="string">
            <text:p>Très mala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b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assez 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Ma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 envi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sente</text:p>
          </table:table-cell>
          <table:table-cell table:number-columns-repeated="2"/>
          <table:table-cell office:value-type="string" calcext:value-type="string">
            <text:p>abs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65" calcext:value-type="percentage">
            <text:p>65,00 %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luie/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r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4" calcext:value-type="percentage">
            <text:p>40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ilé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rs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47" calcext:value-type="percentage">
            <text:p>47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lé/ven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Mar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33" calcext:value-type="percentage">
            <text:p>3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r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5" calcext:value-type="percentage">
            <text:p>50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ilé/vent/orages</text:p>
          </table:table-cell>
          <table:table-cell office:value-type="string" calcext:value-type="string">
            <text:p>1 œuf de marans trouvé dans le poulailler</text:p>
          </table:table-cell>
          <table:table-cell/>
        </table:table-row>
        <table:table-row table:style-name="ro1">
          <table:table-cell office:value-type="string" calcext:value-type="string">
            <text:p>1-Av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9" calcext:value-type="percentage">
            <text:p>39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au/orages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Av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33" calcext:value-type="percentage">
            <text:p>33,00 %</text:p>
          </table:table-cell>
          <table:table-cell table:number-columns-repeated="2"/>
          <table:table-cell office:value-type="string" calcext:value-type="string">
            <text:p>beau/couver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Avr</text:p>
          </table:table-cell>
          <table:table-cell/>
          <table:table-cell office:value-type="string" calcext:value-type="string">
            <text:p>x(cassé)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nuageux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Av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31" calcext:value-type="percentage">
            <text:p>31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Av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(cassé)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Av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56" calcext:value-type="percentage">
            <text:p>56,00 %</text:p>
          </table:table-cell>
          <table:table-cell table:number-columns-repeated="2"/>
          <table:table-cell office:value-type="string" calcext:value-type="string">
            <text:p>couvert/vent</text:p>
          </table:table-cell>
          <table:table-cell office:value-type="string" calcext:value-type="string">
            <text:p>sable du Sahara</text:p>
          </table:table-cell>
          <table:table-cell/>
        </table:table-row>
        <table:table-row table:style-name="ro1">
          <table:table-cell office:value-type="string" calcext:value-type="string">
            <text:p>7-Av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couvert/vent/éclaircies</text:p>
          </table:table-cell>
          <table:table-cell office:value-type="string" calcext:value-type="string">
            <text:p>sable du Sahara</text:p>
          </table:table-cell>
          <table:table-cell/>
        </table:table-row>
        <table:table-row table:style-name="ro1">
          <table:table-cell office:value-type="string" calcext:value-type="string">
            <text:p>8-Av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(mou)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51" calcext:value-type="percentage">
            <text:p>51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uvert/voilé/pluie</text:p>
          </table:table-cell>
          <table:table-cell office:value-type="string" calcext:value-type="string">
            <text:p>sable du Sahara</text:p>
          </table:table-cell>
          <table:table-cell/>
        </table:table-row>
        <table:table-row table:style-name="ro1">
          <table:table-cell office:value-type="string" calcext:value-type="string">
            <text:p>9-Avr</text:p>
          </table:table-cell>
          <table:table-cell table:number-columns-repeated="2"/>
          <table:table-cell office:value-type="string" calcext:value-type="string">
            <text:p>x(mou) ?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42" calcext:value-type="percentage">
            <text:p>42,00 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iboulées</text:p>
          </table:table-cell>
          <table:table-cell office:value-type="string" calcext:value-type="string">
            <text:p>un œuf sans coquille dans le pondoir</text:p>
          </table:table-cell>
          <table:table-cell/>
        </table:table-row>
        <table:table-row table:style-name="ro1">
          <table:table-cell office:value-type="string" calcext:value-type="string">
            <text:p>10-Av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49" calcext:value-type="percentage">
            <text:p>49,00 %</text:p>
          </table:table-cell>
          <table:table-cell table:number-columns-repeated="2"/>
          <table:table-cell office:value-type="string" calcext:value-type="string">
            <text:p>éclaircies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vr</text:p>
          </table:table-cell>
          <table:table-cell/>
          <table:table-cell office:value-type="string" calcext:value-type="string">
            <text:p>x?(cassé)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3" calcext:value-type="percentage">
            <text:p>30,00 %</text:p>
          </table:table-cell>
          <table:table-cell table:number-columns-repeated="2"/>
          <table:table-cell office:value-type="string" calcext:value-type="string">
            <text:p>beau/qq nu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Av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v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style-name="ce4" office:value-type="percentage" office:value="0.27" calcext:value-type="percentage">
            <text:p>2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Av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29°C dans l’après midi</text:p>
          </table:table-cell>
          <table:table-cell/>
        </table:table-row>
        <table:table-row table:style-name="ro1">
          <table:table-cell office:value-type="string" calcext:value-type="string">
            <text:p>15-Av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(cassé)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68" calcext:value-type="percentage">
            <text:p>68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v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percentage" office:value="0.79" calcext:value-type="percentage">
            <text:p>79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uvert/pluie/ven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Avr</text:p>
          </table:table-cell>
          <table:table-cell office:value-type="string" calcext:value-type="string">
            <text:p>implan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1" calcext:value-type="percentage">
            <text:p>61,00 %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couvert/pluie fine/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v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6" calcext:value-type="percentage">
            <text:p>60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boulé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Av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3" calcext:value-type="percentage">
            <text:p>3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petite gelée matinale/1 œuf cassé dans le pondoir</text:p>
          </table:table-cell>
          <table:table-cell/>
        </table:table-row>
        <table:table-row table:style-name="ro1">
          <table:table-cell office:value-type="string" calcext:value-type="string">
            <text:p>20-Av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(double)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/qq nu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Av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office:value-type="string" calcext:value-type="string">
            <text:p>petite gelée matinale</text:p>
          </table:table-cell>
          <table:table-cell/>
        </table:table-row>
        <table:table-row table:style-name="ro1">
          <table:table-cell office:value-type="string" calcext:value-type="string">
            <text:p>22-Avr</text:p>
          </table:table-cell>
          <table:table-cell/>
          <table:table-cell office:value-type="string" calcext:value-type="string">
            <text:p>x(cassé)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jout calciu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qq nuages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v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nuageux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Avr</text:p>
          </table:table-cell>
          <table:table-cell office:value-type="string" calcext:value-type="string">
            <text:p>fin traitemen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39" calcext:value-type="percentage">
            <text:p>39,00 %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couvert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Avr</text:p>
          </table:table-cell>
          <table:table-cell/>
          <table:table-cell office:value-type="string" calcext:value-type="string">
            <text:p>x 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38" calcext:value-type="percentage">
            <text:p>38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uageux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Av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39" calcext:value-type="percentage">
            <text:p>39,00 %</text:p>
          </table:table-cell>
          <table:table-cell table:number-columns-repeated="2"/>
          <table:table-cell office:value-type="string" calcext:value-type="string">
            <text:p>beau/nuag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Av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45" calcext:value-type="percentage">
            <text:p>45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ageux/ven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Av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54" calcext:value-type="percentage">
            <text:p>54,00 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v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75" calcext:value-type="percentage">
            <text:p>75,00 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v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63" calcext:value-type="percentage">
            <text:p>63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77" calcext:value-type="percentage">
            <text:p>77,00 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couvert/ven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31" calcext:value-type="percentage">
            <text:p>31,00 %</text:p>
          </table:table-cell>
          <table:table-cell table:number-columns-repeated="2"/>
          <table:table-cell office:value-type="string" calcext:value-type="string">
            <text:p>beau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Ma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a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49" calcext:value-type="percentage">
            <text:p>49,00 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eau/orag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6" calcext:value-type="percentage">
            <text:p>66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Ma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56" calcext:value-type="percentage">
            <text:p>56,00 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éclaircie/ven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Ma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éclaircie/ven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Ma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3" calcext:value-type="percentage">
            <text:p>3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Ma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/couver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Ma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71" calcext:value-type="percentage">
            <text:p>71,00 %</text:p>
          </table:table-cell>
          <table:table-cell table:number-columns-repeated="2"/>
          <table:table-cell office:value-type="string" calcext:value-type="string">
            <text:p>nuageux/orag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Ma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48" calcext:value-type="percentage">
            <text:p>48,00 %</text:p>
          </table:table-cell>
          <table:table-cell table:number-columns-repeated="2"/>
          <table:table-cell office:value-type="string" calcext:value-type="string">
            <text:p>couvert/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65" calcext:value-type="percentage">
            <text:p>65,00 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luie/éclairci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43" calcext:value-type="percentage">
            <text:p>43,00 %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luie/éclaircies/pluie</text:p>
          </table:table-cell>
          <table:table-cell office:value-type="string" calcext:value-type="string">
            <text:p>6°C ce matin</text:p>
          </table:table-cell>
          <table:table-cell/>
        </table:table-row>
        <table:table-row table:style-name="ro1">
          <table:table-cell office:value-type="string" calcext:value-type="string">
            <text:p>16-Ma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6" calcext:value-type="percentage">
            <text:p>60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éclaircies/plui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Ma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49" calcext:value-type="percentage">
            <text:p>49,00 %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éclaircies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Ma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49" calcext:value-type="percentage">
            <text:p>49,00 %</text:p>
          </table:table-cell>
          <table:table-cell table:number-columns-repeated="2"/>
          <table:table-cell office:value-type="string" calcext:value-type="string">
            <text:p>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77" calcext:value-type="percentage">
            <text:p>77,00 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éclaircie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47" calcext:value-type="percentage">
            <text:p>47,00 %</text:p>
          </table:table-cell>
          <table:table-cell table:number-columns-repeated="2"/>
          <table:table-cell office:value-type="string" calcext:value-type="string">
            <text:p>nuageux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Ma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46" calcext:value-type="percentage">
            <text:p>46,00 %</text:p>
          </table:table-cell>
          <table:table-cell table:number-columns-repeated="2"/>
          <table:table-cell office:value-type="string" calcext:value-type="string">
            <text:p>nuageux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rrêt calciu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51" calcext:value-type="percentage">
            <text:p>51,00 %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uageux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54" calcext:value-type="percentage">
            <text:p>54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Ma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56" calcext:value-type="percentage">
            <text:p>56,00 %</text:p>
          </table:table-cell>
          <table:table-cell table:number-columns-repeated="2"/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Ma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41" calcext:value-type="percentage">
            <text:p>41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éclaircies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71" calcext:value-type="percentage">
            <text:p>71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i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voilé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Mai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75" calcext:value-type="percentage">
            <text:p>75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eut pondre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Jui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nuageux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52" calcext:value-type="percentage">
            <text:p>52,00 %</text:p>
          </table:table-cell>
          <table:table-cell table:number-columns-repeated="2"/>
          <table:table-cell office:value-type="string" calcext:value-type="string">
            <text:p>nuageux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41" calcext:value-type="percentage">
            <text:p>41,00 %</text:p>
          </table:table-cell>
          <table:table-cell table:number-columns-repeated="2"/>
          <table:table-cell office:value-type="string" calcext:value-type="string">
            <text:p>éclaircies</text:p>
          </table:table-cell>
          <table:table-cell office:value-type="string" calcext:value-type="string">
            <text:p>attaque de rapace/Rémiel blessée</text:p>
          </table:table-cell>
          <table:table-cell/>
        </table:table-row>
        <table:table-row table:style-name="ro1">
          <table:table-cell office:value-type="string" calcext:value-type="string">
            <text:p>5-Jui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46" calcext:value-type="percentage">
            <text:p>4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Jui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x(cassé)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58" calcext:value-type="percentage">
            <text:p>58,00 %</text:p>
          </table:table-cell>
          <table:table-cell table:number-columns-repeated="2"/>
          <table:table-cell office:value-type="string" calcext:value-type="string">
            <text:p>couvert/lou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4" office:value-type="percentage" office:value="0.6" calcext:value-type="percentage">
            <text:p>60,00 %</text:p>
          </table:table-cell>
          <table:table-cell table:number-columns-repeated="2"/>
          <table:table-cell office:value-type="string" calcext:value-type="string">
            <text:p>couvert/lou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Jui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82" calcext:value-type="percentage">
            <text:p>82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i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52" calcext:value-type="percentage">
            <text:p>52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uine/nuag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Jui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56" calcext:value-type="percentage">
            <text:p>56,00 %</text:p>
          </table:table-cell>
          <table:table-cell table:number-columns-repeated="2"/>
          <table:table-cell office:value-type="string" calcext:value-type="string">
            <text:p>couvert/qq gout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43" calcext:value-type="percentage">
            <text:p>4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in</text:p>
          </table:table-cell>
          <table:table-cell/>
          <table:table-cell office:value-type="string" calcext:value-type="string">
            <text:p>x(cassé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trait poin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8" calcext:value-type="percentage">
            <text:p>68,00 %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i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2(+3)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39" calcext:value-type="percentage">
            <text:p>39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Trouvé 3 œufs de marans dans le jardin (date de ponte?)</text:p>
          </table:table-cell>
          <table:table-cell/>
        </table:table-row>
        <table:table-row table:style-name="ro1">
          <table:table-cell office:value-type="string" calcext:value-type="string">
            <text:p>17-Jui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beau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Jui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(cassé)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qq nuages/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Jui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72" calcext:value-type="percentage">
            <text:p>72,00 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uvert/bruine/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Jui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73" calcext:value-type="percentage">
            <text:p>73,00 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b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assez beau/ 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i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(cassé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47" calcext:value-type="percentage">
            <text:p>47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éclaircies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i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Ju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39" calcext:value-type="percentage">
            <text:p>39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in</text:p>
          </table:table-cell>
          <table:table-cell table:number-columns-repeated="2"/>
          <table:table-cell office:value-type="string" calcext:value-type="string">
            <text:p>x (couve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(cassé)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ui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(+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Trouvé 1 œuf de marans dans le jardin</text:p>
          </table:table-cell>
          <table:table-cell/>
        </table:table-row>
        <table:table-row table:style-name="ro1">
          <table:table-cell office:value-type="string" calcext:value-type="string">
            <text:p>27-Jui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4" office:value-type="percentage" office:value="0.49" calcext:value-type="percentage">
            <text:p>49,00 %</text:p>
          </table:table-cell>
          <table:table-cell table:number-columns-repeated="2"/>
          <table:table-cell office:value-type="string" calcext:value-type="string">
            <text:p>beau/orag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ui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64" calcext:value-type="percentage">
            <text:p>64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Jui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81" calcext:value-type="percentage">
            <text:p>81,00 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uvert/o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Jui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54" calcext:value-type="percentage">
            <text:p>54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Jui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4" office:value-type="percentage" office:value="0.7" calcext:value-type="percentage">
            <text:p>70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(+3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Jui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lles éclaircies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Jui 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éclairc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Jui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(cassé)</text:p>
          </table:table-cell>
          <table:table-cell office:value-type="string" calcext:value-type="string">
            <text:p>ab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sente</text:p>
          </table:table-cell>
          <table:table-cell table:number-columns-repeated="2"/>
          <table:table-cell office:value-type="string" calcext:value-type="string">
            <text:p>beau/chaud</text:p>
          </table:table-cell>
          <table:table-cell office:value-type="string" calcext:value-type="string">
            <text:p>absente toute la journée/environ 30°C</text:p>
          </table:table-cell>
          <table:table-cell/>
        </table:table-row>
        <table:table-row table:style-name="ro1">
          <table:table-cell office:value-type="string" calcext:value-type="string">
            <text:p>6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79" calcext:value-type="percentage">
            <text:p>79,00 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Jui 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56" calcext:value-type="percentage">
            <text:p>56,00 %</text:p>
          </table:table-cell>
          <table:table-cell table:number-columns-repeated="2"/>
          <table:table-cell office:value-type="string" calcext:value-type="string">
            <text:p>couvert/éclaircies/beau</text:p>
          </table:table-cell>
          <table:table-cell office:value-type="string" calcext:value-type="string">
            <text:p>décès de Shrek</text:p>
          </table:table-cell>
          <table:table-cell/>
        </table:table-row>
        <table:table-row table:style-name="ro1">
          <table:table-cell office:value-type="string" calcext:value-type="string">
            <text:p>8-Jui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beau/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i 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44" calcext:value-type="percentage">
            <text:p>44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i </text:p>
          </table:table-cell>
          <table:table-cell table:number-columns-repeated="2"/>
          <table:table-cell office:value-type="string" calcext:value-type="string">
            <text:p>arrêt couva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beau/orag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77" calcext:value-type="percentage">
            <text:p>77,00 %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Jui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(cassé)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4" office:value-type="percentage" office:value="0.49" calcext:value-type="percentage">
            <text:p>49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ui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i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44" calcext:value-type="percentage">
            <text:p>44,00 %</text:p>
          </table:table-cell>
          <table:table-cell table:number-columns-repeated="2"/>
          <table:table-cell office:value-type="string" calcext:value-type="string">
            <text:p>beau/orag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47" calcext:value-type="percentage">
            <text:p>47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i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voilé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4" office:value-type="percentage" office:value="0.41" calcext:value-type="percentage">
            <text:p>41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Jui 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voilé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Jui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lou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i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52" calcext:value-type="percentage">
            <text:p>52,00 %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orages/éclaircies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i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4" office:value-type="percentage" office:value="0.52" calcext:value-type="percentage">
            <text:p>52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Jui 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48" calcext:value-type="percentage">
            <text:p>48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i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(+1)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brumeux/beau</text:p>
          </table:table-cell>
          <table:table-cell office:value-type="string" calcext:value-type="string">
            <text:p>1 œuf de marans trouvé dans le jardin</text:p>
          </table:table-cell>
          <table:table-cell/>
        </table:table-row>
        <table:table-row table:style-name="ro1">
          <table:table-cell office:value-type="string" calcext:value-type="string">
            <text:p>26-Jui 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nuageux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Jui 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6" calcext:value-type="percentage">
            <text:p>60,00 %</text:p>
          </table:table-cell>
          <table:table-cell table:number-columns-repeated="2"/>
          <table:table-cell office:value-type="string" calcext:value-type="string">
            <text:p>brumeux/couvert</text:p>
          </table:table-cell>
          <table:table-cell office:value-type="string" calcext:value-type="string">
            <text:p>Nina coup de chaud à 5h du mat/changement de poulailler le soir</text:p>
          </table:table-cell>
          <table:table-cell/>
        </table:table-row>
        <table:table-row table:style-name="ro1">
          <table:table-cell office:value-type="string" calcext:value-type="string">
            <text:p>28-Jui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(cassé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(cassé)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Jui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style-name="ce4" office:value-type="percentage" office:value="0.3" calcext:value-type="percentage">
            <text:p>3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alerte canicule/39;2°C relevé au Mas d’Azil</text:p>
          </table:table-cell>
          <table:table-cell/>
        </table:table-row>
        <table:table-row table:style-name="ro1">
          <table:table-cell office:value-type="string" calcext:value-type="string">
            <text:p>30-Jui 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(cassé)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4" calcext:value-type="percentage">
            <text:p>40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au/orage</text:p>
          </table:table-cell>
          <table:table-cell office:value-type="string" calcext:value-type="string">
            <text:p>alerte canicule+poussière du Sahara</text:p>
          </table:table-cell>
          <table:table-cell/>
        </table:table-row>
        <table:table-row table:style-name="ro1">
          <table:table-cell office:value-type="string" calcext:value-type="string">
            <text:p>31-Jui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style-name="ce4" office:value-type="percentage" office:value="0.43" calcext:value-type="percentage">
            <text:p>4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alerte canicule</text:p>
          </table:table-cell>
          <table:table-cell/>
        </table:table-row>
        <table:table-row table:style-name="ro1">
          <table:table-cell office:value-type="string" calcext:value-type="string">
            <text:p>1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4" office:value-type="percentage" office:value="0.71" calcext:value-type="percentage">
            <text:p>71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Aou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74" calcext:value-type="percentage">
            <text:p>74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Aou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(+1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57" calcext:value-type="percentage">
            <text:p>57,00 %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bruine/éclaircies/beau</text:p>
          </table:table-cell>
          <table:table-cell office:value-type="string" calcext:value-type="string">
            <text:p>1 œuf de marans trouvé dans le jardin (date de ponte?)</text:p>
          </table:table-cell>
          <table:table-cell/>
        </table:table-row>
        <table:table-row table:style-name="ro1">
          <table:table-cell office:value-type="string" calcext:value-type="string">
            <text:p>4-Aou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3" calcext:value-type="percentage">
            <text:p>3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Aou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Aou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ce4" office:value-type="percentage" office:value="0.47" calcext:value-type="percentage">
            <text:p>47,00 %</text:p>
          </table:table-cell>
          <table:table-cell table:number-columns-repeated="2"/>
          <table:table-cell office:value-type="string" calcext:value-type="string">
            <text:p>orageux/mitig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Aou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ina m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(cassé)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65" calcext:value-type="percentage">
            <text:p>65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Aou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Aou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bcès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ou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4" office:value-type="percentage" office:value="0.43" calcext:value-type="percentage">
            <text:p>4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out</text:p>
          </table:table-cell>
          <table:table-cell/>
          <table:table-cell office:value-type="string" calcext:value-type="string">
            <text:p>x ?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1 œuf de marans trouvé dans le jardin</text:p>
          </table:table-cell>
          <table:table-cell/>
        </table:table-row>
        <table:table-row table:style-name="ro1">
          <table:table-cell office:value-type="string" calcext:value-type="string">
            <text:p>12-Aout</text:p>
          </table:table-cell>
          <table:table-cell table:number-columns-repeated="2"/>
          <table:table-cell office:value-type="string" calcext:value-type="string">
            <text:p>couv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4" office:value-type="percentage" office:value="0.7" calcext:value-type="percentage">
            <text:p>70,00 %</text:p>
          </table:table-cell>
          <table:table-cell table:number-columns-repeated="2"/>
          <table:table-cell office:value-type="string" calcext:value-type="string">
            <text:p>couvert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ou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65" calcext:value-type="percentage">
            <text:p>65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uvert/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79" calcext:value-type="percentage">
            <text:p>79,00 %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fortes pluie/acalm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ce4" office:value-type="percentage" office:value="0.5" calcext:value-type="percentage">
            <text:p>50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ou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couvert/belles 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Aou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1(+1)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ensoleillé</text:p>
          </table:table-cell>
          <table:table-cell office:value-type="string" calcext:value-type="string">
            <text:p>œuf de marans trouvé dans le jardin</text:p>
          </table:table-cell>
          <table:table-cell/>
        </table:table-row>
        <table:table-row table:style-name="ro1">
          <table:table-cell office:value-type="string" calcext:value-type="string">
            <text:p>18-Aou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4" office:value-type="percentage" office:value="0.51" calcext:value-type="percentage">
            <text:p>51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Aou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mue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ensole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Aou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59" calcext:value-type="percentage">
            <text:p>59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uie/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Aout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67" calcext:value-type="percentage">
            <text:p>67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Aou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4" office:value-type="percentage" office:value="0.49" calcext:value-type="percentage">
            <text:p>49,00 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eau/orages</text:p>
          </table:table-cell>
          <table:table-cell office:value-type="string" calcext:value-type="string">
            <text:p>alerte orange orages</text:p>
          </table:table-cell>
          <table:table-cell/>
        </table:table-row>
        <table:table-row table:style-name="ro1">
          <table:table-cell office:value-type="string" calcext:value-type="string">
            <text:p>25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Aou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3" calcext:value-type="percentage">
            <text:p>3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b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frais le matin puis chaud </text:p>
          </table:table-cell>
          <table:table-cell/>
        </table:table-row>
        <table:table-row table:style-name="ro1">
          <table:table-cell office:value-type="string" calcext:value-type="string">
            <text:p>28-Aout</text:p>
          </table:table-cell>
          <table:table-cell/>
          <table:table-cell office:value-type="string" calcext:value-type="string">
            <text:p>x ?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style-name="ce4" office:value-type="percentage" office:value="0.41" calcext:value-type="percentage">
            <text:p>41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ou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Aou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4" office:value-type="percentage" office:value="0.52" calcext:value-type="percentage">
            <text:p>52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uvert/éclaircies/aver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4" office:value-type="percentage" office:value="0.74" calcext:value-type="percentage">
            <text:p>74,00 %</text:p>
          </table:table-cell>
          <table:table-cell table:number-columns-repeated="2"/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Sep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4" office:value-type="percentage" office:value="0.32" calcext:value-type="percentage">
            <text:p>32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style-name="ce4" office:value-type="percentage" office:value="0.8" calcext:value-type="percentage">
            <text:p>80,00 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luie/br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8" calcext:value-type="percentage">
            <text:p>80,00 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43" calcext:value-type="percentage">
            <text:p>43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6" calcext:value-type="percentage">
            <text:p>60,00 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ageux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64" calcext:value-type="percentage">
            <text:p>64,00 %</text:p>
          </table:table-cell>
          <table:table-cell table:number-columns-repeated="2"/>
          <table:table-cell office:value-type="string" calcext:value-type="string">
            <text:p>nuageux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69" calcext:value-type="percentage">
            <text:p>69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éclaircies/dégradation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65" calcext:value-type="percentage">
            <text:p>65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44" calcext:value-type="percentage">
            <text:p>44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43" calcext:value-type="percentage">
            <text:p>43,00 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éclaircie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b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bl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Sept</text:p>
          </table:table-cell>
          <table:table-cell/>
          <table:table-cell office:value-type="string" calcext:value-type="string">
            <text:p>mue sévèr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4" calcext:value-type="percentage">
            <text:p>40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32" calcext:value-type="percentage">
            <text:p>32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Albertine fatiguée par sa mue/vitamines+vermifuge pour tt le monde</text:p>
          </table:table-cell>
          <table:table-cell/>
        </table:table-row>
        <table:table-row table:style-name="ro1">
          <table:table-cell office:value-type="string" calcext:value-type="string">
            <text:p>16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35" calcext:value-type="percentage">
            <text:p>3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62" calcext:value-type="percentage">
            <text:p>62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71" calcext:value-type="percentage">
            <text:p>71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uvert/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57" calcext:value-type="percentage">
            <text:p>57,00 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ageux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74" calcext:value-type="percentage">
            <text:p>74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53" calcext:value-type="percentage">
            <text:p>53,00 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ub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4" office:value-type="percentage" office:value="0.46" calcext:value-type="percentage">
            <text:p>46,00 %</text:p>
          </table:table-cell>
          <table:table-cell table:number-columns-repeated="2"/>
          <table:table-cell office:value-type="string" calcext:value-type="string">
            <text:p>beau/voilé</text:p>
          </table:table-cell>
          <table:table-cell office:value-type="string" calcext:value-type="string">
            <text:p>vent <text:s/></text:p>
          </table:table-cell>
          <table:table-cell/>
        </table:table-row>
        <table:table-row table:style-name="ro1">
          <table:table-cell office:value-type="string" calcext:value-type="string">
            <text:p>26-Sep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83" calcext:value-type="percentage">
            <text:p>83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Sept</text:p>
          </table:table-cell>
          <table:table-cell table:number-columns-repeated="3"/>
          <table:table-cell office:value-type="string" calcext:value-type="string">
            <text:p>mue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75" calcext:value-type="percentage">
            <text:p>75,00 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Sept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47" calcext:value-type="percentage">
            <text:p>47,00 %</text:p>
          </table:table-cell>
          <table:table-cell table:number-columns-repeated="2"/>
          <table:table-cell office:value-type="string" calcext:value-type="string">
            <text:p>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Sept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t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Oct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4" office:value-type="percentage" office:value="0.6" calcext:value-type="percentage">
            <text:p>60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Oct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63" calcext:value-type="percentage">
            <text:p>63,00 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Oct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48" calcext:value-type="percentage">
            <text:p>48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Oct</text:p>
          </table:table-cell>
          <table:table-cell table:number-columns-repeated="9"/>
          <table:table-cell office:value-type="string" calcext:value-type="string">
            <text:p>oub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office:value-type="string" calcext:value-type="string">
            <text:p>Cunégonde de retour avec les autres</text:p>
          </table:table-cell>
          <table:table-cell/>
        </table:table-row>
        <table:table-row table:style-name="ro1">
          <table:table-cell office:value-type="string" calcext:value-type="string">
            <text:p>5-Oct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27" calcext:value-type="percentage">
            <text:p>2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retrait du voile d’ombrage</text:p>
          </table:table-cell>
          <table:table-cell/>
        </table:table-row>
        <table:table-row table:style-name="ro1">
          <table:table-cell office:value-type="string" calcext:value-type="string">
            <text:p>6-Oct</text:p>
          </table:table-cell>
          <table:table-cell table:number-columns-repeated="5"/>
          <table:table-cell office:value-type="string" calcext:value-type="string">
            <text:p>mu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46" calcext:value-type="percentage">
            <text:p>46,00 %</text:p>
          </table:table-cell>
          <table:table-cell table:number-columns-repeated="2"/>
          <table:table-cell office:value-type="string" calcext:value-type="string">
            <text:p>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Oct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69" calcext:value-type="percentage">
            <text:p>69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uvert/pluie</text:p>
          </table:table-cell>
          <table:table-cell office:value-type="string" calcext:value-type="string">
            <text:p>chaud en fin d’aprèm</text:p>
          </table:table-cell>
          <table:table-cell/>
        </table:table-row>
        <table:table-row table:style-name="ro1">
          <table:table-cell office:value-type="string" calcext:value-type="string">
            <text:p>8-Oct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Oct</text:p>
          </table:table-cell>
          <table:table-cell table:number-columns-repeated="2"/>
          <table:table-cell office:value-type="string" calcext:value-type="string">
            <text:p>mue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5" calcext:value-type="percentage">
            <text:p>50,00 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u/pluie</text:p>
          </table:table-cell>
          <table:table-cell office:value-type="string" calcext:value-type="string">
            <text:p>tempête en début de soirée</text:p>
          </table:table-cell>
          <table:table-cell/>
        </table:table-row>
        <table:table-row table:style-name="ro1">
          <table:table-cell office:value-type="string" calcext:value-type="string">
            <text:p>10-Oct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5" calcext:value-type="percentage">
            <text:p>50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Oct</text:p>
          </table:table-cell>
          <table:table-cell table:number-columns-repeated="9"/>
          <table:table-cell table:number-columns-repeated="3"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Oct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4" office:value-type="percentage" office:value="0.68" calcext:value-type="percentage">
            <text:p>68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Oct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Oct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73" calcext:value-type="percentage">
            <text:p>73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Oct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Oct</text:p>
          </table:table-cell>
          <table:table-cell/>
          <table:table-cell office:value-type="string" calcext:value-type="string">
            <text:p>enrhumée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83" calcext:value-type="percentage">
            <text:p>83,00 %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ouvert/pluie</text:p>
          </table:table-cell>
          <table:table-cell office:value-type="string" calcext:value-type="string">
            <text:p>vigilance orange pluie/inondations</text:p>
          </table:table-cell>
          <table:table-cell/>
        </table:table-row>
        <table:table-row table:style-name="ro1">
          <table:table-cell office:value-type="string" calcext:value-type="string">
            <text:p>18-Oct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85" calcext:value-type="percentage">
            <text:p>85,00 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avicoryl</text:p>
          </table:table-cell>
          <table:table-cell/>
        </table:table-row>
        <table:table-row table:style-name="ro1">
          <table:table-cell office:value-type="string" calcext:value-type="string">
            <text:p>19-Oct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58" calcext:value-type="percentage">
            <text:p>58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Oct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41" calcext:value-type="percentage">
            <text:p>41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Oct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Oct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8" calcext:value-type="percentage">
            <text:p>80,00 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</text:p>
          </table:table-cell>
          <table:table-cell table:number-columns-repeated="9"/>
          <table:table-cell office:value-type="string" calcext:value-type="string">
            <text:p>oub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rouillard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Oct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46" calcext:value-type="percentage">
            <text:p>4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Oct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7" calcext:value-type="percentage">
            <text:p>67,00 %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Oct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81" calcext:value-type="percentage">
            <text:p>81,00 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Oct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61" calcext:value-type="percentage">
            <text:p>61,00 %</text:p>
          </table:table-cell>
          <table:table-cell table:number-columns-repeated="2"/>
          <table:table-cell office:value-type="string" calcext:value-type="string">
            <text:p>bruine/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Oct</text:p>
          </table:table-cell>
          <table:table-cell table:number-columns-repeated="9"/>
          <table:table-cell table:number-columns-repeated="2" office:value-type="float" office:value="13" calcext:value-type="float">
            <text:p>13</text:p>
          </table:table-cell>
          <table:table-cell table:style-name="ce4" office:value-type="percentage" office:value="0.78" calcext:value-type="percentage">
            <text:p>78,00 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Oct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74" calcext:value-type="percentage">
            <text:p>74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uillard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53" calcext:value-type="percentage">
            <text:p>53,00 %</text:p>
          </table:table-cell>
          <table:table-cell table:number-columns-repeated="2"/>
          <table:table-cell office:value-type="string" calcext:value-type="string">
            <text:p>nuageux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Oct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74" calcext:value-type="percentage">
            <text:p>74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Nov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44" calcext:value-type="percentage">
            <text:p>44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Nov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49" calcext:value-type="percentage">
            <text:p>49,00 %</text:p>
          </table:table-cell>
          <table:table-cell table:number-columns-repeated="2"/>
          <table:table-cell office:value-type="string" calcext:value-type="string">
            <text:p>couvert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Nov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Nov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68" calcext:value-type="percentage">
            <text:p>68,00 %</text:p>
          </table:table-cell>
          <table:table-cell table:number-columns-repeated="2"/>
          <table:table-cell office:value-type="string" calcext:value-type="string">
            <text:p>beau/nuag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Nov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49" calcext:value-type="percentage">
            <text:p>49,00 %</text:p>
          </table:table-cell>
          <table:table-cell table:number-columns-repeated="2"/>
          <table:table-cell office:value-type="string" calcext:value-type="string">
            <text:p>nuageux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Nov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Nov</text:p>
          </table:table-cell>
          <table:table-cell table:number-columns-repeated="9"/>
          <table:table-cell office:value-type="string" calcext:value-type="string">
            <text:p>ab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sente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Nov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beau/voi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Nov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74" calcext:value-type="percentage">
            <text:p>74,00 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59" calcext:value-type="percentage">
            <text:p>59,00 %</text:p>
          </table:table-cell>
          <table:table-cell table:number-columns-repeated="2"/>
          <table:table-cell office:value-type="string" calcext:value-type="string">
            <text:p>pluie/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Nov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62" calcext:value-type="percentage">
            <text:p>62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Nov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78" calcext:value-type="percentage">
            <text:p>78,00 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Nov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74" calcext:value-type="percentage">
            <text:p>74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Nov</text:p>
          </table:table-cell>
          <table:table-cell table:number-columns-repeated="9"/>
          <table:table-cell office:value-type="string" calcext:value-type="string">
            <text:p>oub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temps agréable, brouillard cette nuit</text:p>
          </table:table-cell>
          <table:table-cell/>
        </table:table-row>
        <table:table-row table:style-name="ro1">
          <table:table-cell office:value-type="string" calcext:value-type="string">
            <text:p>15-Nov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16-Nov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Nov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voilé/couvert</text:p>
          </table:table-cell>
          <table:table-cell office:value-type="string" calcext:value-type="string">
            <text:p>venteux</text:p>
          </table:table-cell>
          <table:table-cell/>
        </table:table-row>
        <table:table-row table:style-name="ro1">
          <table:table-cell office:value-type="string" calcext:value-type="string">
            <text:p>18-Nov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64" calcext:value-type="percentage">
            <text:p>64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9" calcext:value-type="percentage">
            <text:p>69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Nov</text:p>
          </table:table-cell>
          <table:table-cell table:number-columns-repeated="9"/>
          <table:table-cell table:number-columns-repeated="2" office:value-type="float" office:value="8" calcext:value-type="float">
            <text:p>8</text:p>
          </table:table-cell>
          <table:table-cell table:style-name="ce4" office:value-type="percentage" office:value="0.82" calcext:value-type="percentage">
            <text:p>82,00 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vigilance jaune pluie/inondations</text:p>
          </table:table-cell>
          <table:table-cell/>
        </table:table-row>
        <table:table-row table:style-name="ro1">
          <table:table-cell office:value-type="string" calcext:value-type="string">
            <text:p>21-Nov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52" calcext:value-type="percentage">
            <text:p>52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office:value-type="string" calcext:value-type="string">
            <text:p>tempête la nuit</text:p>
          </table:table-cell>
          <table:table-cell/>
        </table:table-row>
        <table:table-row table:style-name="ro1">
          <table:table-cell office:value-type="string" calcext:value-type="string">
            <text:p>22-Nov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office:value-type="percentage" office:value="0.66" calcext:value-type="percentage">
            <text:p>66,00 %</text:p>
          </table:table-cell>
          <table:table-cell table:number-columns-repeated="2"/>
          <table:table-cell office:value-type="string" calcext:value-type="string">
            <text:p>pluie/éclaircies</text:p>
          </table:table-cell>
          <table:table-cell office:value-type="string" calcext:value-type="string">
            <text:p>vent</text:p>
          </table:table-cell>
          <table:table-cell/>
        </table:table-row>
        <table:table-row table:style-name="ro1">
          <table:table-cell office:value-type="string" calcext:value-type="string">
            <text:p>23-Nov</text:p>
          </table:table-cell>
          <table:table-cell table:number-columns-repeated="9"/>
          <table:table-cell office:value-type="string" calcext:value-type="string">
            <text:p>oub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24-Nov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42" calcext:value-type="percentage">
            <text:p>42,00 %</text:p>
          </table:table-cell>
          <table:table-cell table:number-columns-repeated="2"/>
          <table:table-cell office:value-type="string" calcext:value-type="string">
            <text:p>ensole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Nov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64" calcext:value-type="percentage">
            <text:p>64,00 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uvert/pluie</text:p>
          </table:table-cell>
          <table:table-cell office:value-type="string" calcext:value-type="string">
            <text:p>vent/19°C à 7h30 du mat</text:p>
          </table:table-cell>
          <table:table-cell/>
        </table:table-row>
        <table:table-row table:style-name="ro1">
          <table:table-cell office:value-type="string" calcext:value-type="string">
            <text:p>26-Nov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54" calcext:value-type="percentage">
            <text:p>54,00 %</text:p>
          </table:table-cell>
          <table:table-cell table:number-columns-repeated="2"/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Nov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31" calcext:value-type="percentage">
            <text:p>31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aliment</text:p>
          </table:table-cell>
          <table:table-cell/>
        </table:table-row>
        <table:table-row table:style-name="ro1">
          <table:table-cell office:value-type="string" calcext:value-type="string">
            <text:p>28-No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4" office:value-type="percentage" office:value="0.32" calcext:value-type="percentage">
            <text:p>32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vitamines+avipar (vermifuge)</text:p>
          </table:table-cell>
          <table:table-cell/>
        </table:table-row>
        <table:table-row table:style-name="ro1">
          <table:table-cell office:value-type="string" calcext:value-type="string">
            <text:p>29-Nov</text:p>
          </table:table-cell>
          <table:table-cell table:number-columns-repeated="9"/>
          <table:table-cell office:value-type="string" calcext:value-type="string">
            <text:p>oub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même temps qu’hier/petite gelée matinale</text:p>
          </table:table-cell>
          <table:table-cell/>
        </table:table-row>
        <table:table-row table:style-name="ro1">
          <table:table-cell office:value-type="string" calcext:value-type="string">
            <text:p>30-No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36" calcext:value-type="percentage">
            <text:p>36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Dec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82" calcext:value-type="percentage">
            <text:p>82,00 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uvert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Dec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68" calcext:value-type="percentage">
            <text:p>68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uvert/éclaircies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ub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éclaircies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De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33" calcext:value-type="percentage">
            <text:p>33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petite gelée matinale</text:p>
          </table:table-cell>
          <table:table-cell/>
        </table:table-row>
        <table:table-row table:style-name="ro1">
          <table:table-cell office:value-type="string" calcext:value-type="string">
            <text:p>6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4" office:value-type="percentage" office:value="0.82" calcext:value-type="percentage">
            <text:p>82,00 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vent</text:p>
          </table:table-cell>
          <table:table-cell/>
        </table:table-row>
        <table:table-row table:style-name="ro1">
          <table:table-cell office:value-type="string" calcext:value-type="string">
            <text:p>7-Dec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72" calcext:value-type="percentage">
            <text:p>72,00 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uvert/tempête</text:p>
          </table:table-cell>
          <table:table-cell office:value-type="string" calcext:value-type="string">
            <text:p>vigilance orange/pluie/grêle</text:p>
          </table:table-cell>
          <table:table-cell/>
        </table:table-row>
        <table:table-row table:style-name="ro1">
          <table:table-cell office:value-type="string" calcext:value-type="string">
            <text:p>8-Dec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7" calcext:value-type="percentage">
            <text:p>70,00 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uvert/pluie</text:p>
          </table:table-cell>
          <table:table-cell office:value-type="string" calcext:value-type="string">
            <text:p>tempête </text:p>
          </table:table-cell>
          <table:table-cell/>
        </table:table-row>
        <table:table-row table:style-name="ro1">
          <table:table-cell office:value-type="string" calcext:value-type="string">
            <text:p>9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82" calcext:value-type="percentage">
            <text:p>82,00 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Dec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percentage" office:value="0.71" calcext:value-type="percentage">
            <text:p>71,00 %</text:p>
          </table:table-cell>
          <table:table-cell table:number-columns-repeated="2"/>
          <table:table-cell office:value-type="string" calcext:value-type="string">
            <text:p>cou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Dec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percentage" office:value="0.68" calcext:value-type="percentage">
            <text:p>68,00 %</text:p>
          </table:table-cell>
          <table:table-cell table:number-columns-repeated="2"/>
          <table:table-cell office:value-type="string" calcext:value-type="string">
            <text:p>couvert/éclairci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43" calcext:value-type="percentage">
            <text:p>43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45" calcext:value-type="percentage">
            <text:p>45,00 %</text:p>
          </table:table-cell>
          <table:table-cell table:number-columns-repeated="2"/>
          <table:table-cell office:value-type="string" calcext:value-type="string">
            <text:p>ensole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Dec</text:p>
          </table:table-cell>
          <table:table-cell table:number-columns-repeated="9"/>
          <table:table-cell table:number-columns-repeated="3" office:value-type="string" calcext:value-type="string">
            <text:p>oub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soleillé/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79" calcext:value-type="percentage">
            <text:p>79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/éclair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Dec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17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ubli</text:p>
          </table:table-cell>
          <table:table-cell/>
          <table:table-cell office:value-type="string" calcext:value-type="string">
            <text:p>oubli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18-Dec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4" office:value-type="percentage" office:value="0.37" calcext:value-type="percentage">
            <text:p>37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78" calcext:value-type="percentage">
            <text:p>78,00 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nsoleillé/pluie</text:p>
          </table:table-cell>
          <table:table-cell office:value-type="string" calcext:value-type="string">
            <text:p>tempête en fin de journée</text:p>
          </table:table-cell>
          <table:table-cell/>
        </table:table-row>
        <table:table-row table:style-name="ro1">
          <table:table-cell office:value-type="string" calcext:value-type="string">
            <text:p>20-Dec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ensole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8" calcext:value-type="percentage">
            <text:p>80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oubli</text:p>
          </table:table-cell>
          <table:table-cell table:style-name="ce4" office:value-type="percentage" office:value="0.62" calcext:value-type="percentage">
            <text:p>62,00 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uvert/pluie</text:p>
          </table:table-cell>
          <table:table-cell office:value-type="string" calcext:value-type="string">
            <text:p>tempête </text:p>
          </table:table-cell>
          <table:table-cell/>
        </table:table-row>
        <table:table-row table:style-name="ro1">
          <table:table-cell office:value-type="string" calcext:value-type="string">
            <text:p>23-Dec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table:style-name="ce4" office:value-type="percentage" office:value="0.68" calcext:value-type="percentage">
            <text:p>68,00 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vent</text:p>
          </table:table-cell>
          <table:table-cell/>
        </table:table-row>
        <table:table-row table:style-name="ro1">
          <table:table-cell office:value-type="string" calcext:value-type="string">
            <text:p>24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office:value-type="percentage" office:value="0.85" calcext:value-type="percentage">
            <text:p>85,00 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Cunégonde et Albertine enrhumées/avicoryl pour tt le monde</text:p>
          </table:table-cell>
          <table:table-cell/>
        </table:table-row>
        <table:table-row table:style-name="ro1">
          <table:table-cell office:value-type="string" calcext:value-type="string">
            <text:p>25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" office:value-type="percentage" office:value="0.81" calcext:value-type="percentage">
            <text:p>81,00 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uillard ép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Dec</text:p>
          </table:table-cell>
          <table:table-cell table:number-columns-repeated="9"/>
          <table:table-cell table:number-columns-repeated="2" office:value-type="float" office:value="6" calcext:value-type="float">
            <text:p>6</text:p>
          </table:table-cell>
          <table:table-cell table:style-name="ce4" office:value-type="percentage" office:value="0.77" calcext:value-type="percentage">
            <text:p>77,00 %</text:p>
          </table:table-cell>
          <table:table-cell table:number-columns-repeated="2"/>
          <table:table-cell office:value-type="string" calcext:value-type="string">
            <text:p>brouillard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34" calcext:value-type="percentage">
            <text:p>34,00 %</text:p>
          </table:table-cell>
          <table:table-cell table:number-columns-repeated="2"/>
          <table:table-cell office:value-type="string" calcext:value-type="string">
            <text:p>brumeux/b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Dec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38" calcext:value-type="percentage">
            <text:p>38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29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office:value-type="percentage" office:value="0.55" calcext:value-type="percentage">
            <text:p>55,00 %</text:p>
          </table:table-cell>
          <table:table-cell table:number-columns-repeated="2"/>
          <table:table-cell office:value-type="string" calcext:value-type="string">
            <text:p>éclaircie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30-Dec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percentage" office:value="0.46" calcext:value-type="percentage">
            <text:p>46,00 %</text:p>
          </table:table-cell>
          <table:table-cell table:number-columns-repeated="2"/>
          <table:table-cell office:value-type="string" calcext:value-type="string">
            <text:p>beau/brouillard épais</text:p>
          </table:table-cell>
          <table:table-cell office:value-type="string" calcext:value-type="string">
            <text:p>gelée matinale</text:p>
          </table:table-cell>
          <table:table-cell/>
        </table:table-row>
        <table:table-row table:style-name="ro1">
          <table:table-cell office:value-type="string" calcext:value-type="string">
            <text:p>31-De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  <table:table-cell office:value-type="string" calcext:value-type="string">
            <text:p>beau</text:p>
          </table:table-cell>
          <table:table-cell office:value-type="string" calcext:value-type="string">
            <text:p><text:s/>gelée matinale</text:p>
          </table:table-cell>
          <table:table-cell/>
        </table:table-row>
        <table:table-row table:style-name="ro1">
          <table:table-cell table:number-columns-repeated="12"/>
          <table:table-cell table:style-name="ce4"/>
          <table:table-cell table:number-columns-repeated="5"/>
        </table:table-row>
        <table:table-row table:style-name="ro1" table:number-rows-repeated="104820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Feuille1.A1:Feuille1.Q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3:22:26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47:30.798000000</meta:creation-date>
    <dc:date>2025-01-02T13:59:00.739000000</dc:date>
    <meta:editing-duration>P165DT22H21M23S</meta:editing-duration>
    <meta:editing-cycles>1021</meta:editing-cycles>
    <meta:generator>LibreOffice/24.8.3.2$Windows_X86_64 LibreOffice_project/48a6bac9e7e268aeb4c3483fcf825c94556d9f92</meta:generator>
    <meta:document-statistic meta:table-count="1" meta:cell-count="2874" meta:object-count="0"/>
  </office:meta>
</office:document-meta>
</file>